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11000000AF3C0B1AC0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a4aab" officeooo:paragraph-rsid="001a4aab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218354" officeooo:paragraph-rsid="00218354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283429" officeooo:paragraph-rsid="00283429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36bc37" officeooo:paragraph-rsid="0036bc37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1e324f"/>
    </style:style>
    <style:style style:name="P6" style:family="paragraph" style:parent-style-name="Standard">
      <style:paragraph-properties fo:text-align="start" style:justify-single-word="false"/>
      <style:text-properties officeooo:paragraph-rsid="001fe6b6"/>
    </style:style>
    <style:style style:name="P7" style:family="paragraph" style:parent-style-name="Standard">
      <style:paragraph-properties fo:text-align="start" style:justify-single-word="false"/>
      <style:text-properties officeooo:paragraph-rsid="001bf714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241d14" officeooo:paragraph-rsid="00241d14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bf714" officeooo:paragraph-rsid="0039ebfb" style:font-weight-asian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weight="bold" officeooo:rsid="00411674" officeooo:paragraph-rsid="00411674" style:font-weight-asian="bold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fo:font-weight="bold" officeooo:rsid="004185ab" officeooo:paragraph-rsid="004185ab" style:font-weight-asian="bold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fo:font-weight="bold" officeooo:rsid="004185ab" officeooo:paragraph-rsid="00436a6b" style:font-weight-asian="bold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fo:font-weight="bold" officeooo:rsid="001a4aab" officeooo:paragraph-rsid="00333268" style:font-weight-asian="bold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fo:font-weight="bold" officeooo:rsid="001a4aab" officeooo:paragraph-rsid="001bf714" style:font-weight-asian="bold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fo:font-weight="bold" officeooo:rsid="00436a6b" officeooo:paragraph-rsid="00436a6b" style:font-weight-asian="bold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fo:font-weight="bold" officeooo:rsid="00443e8b" officeooo:paragraph-rsid="00443e8b" style:font-weight-asian="bold" style:font-weight-complex="bold"/>
    </style:style>
    <style:style style:name="P17" style:family="paragraph" style:parent-style-name="Standard" style:list-style-name="L1">
      <style:paragraph-properties fo:text-align="start" style:justify-single-word="false"/>
      <style:text-properties fo:font-weight="bold" officeooo:rsid="0044fc6a" officeooo:paragraph-rsid="0044fc6a" style:font-weight-asian="bold" style:font-weight-complex="bold"/>
    </style:style>
    <style:style style:name="P18" style:family="paragraph" style:parent-style-name="Standard" style:list-style-name="L1">
      <style:paragraph-properties fo:text-align="start" style:justify-single-word="false"/>
      <style:text-properties fo:font-weight="bold" officeooo:rsid="0048d6fc" officeooo:paragraph-rsid="0048d6fc" style:font-weight-asian="bold" style:font-weight-complex="bold"/>
    </style:style>
    <style:style style:name="P19" style:family="paragraph" style:parent-style-name="Standard" style:list-style-name="L1">
      <style:paragraph-properties fo:text-align="start" style:justify-single-word="false"/>
      <style:text-properties fo:font-weight="bold" officeooo:rsid="0049f5e9" officeooo:paragraph-rsid="0049f5e9" style:font-weight-asian="bold" style:font-weight-complex="bold"/>
    </style:style>
    <style:style style:name="P20" style:family="paragraph" style:parent-style-name="Standard" style:list-style-name="L1">
      <style:paragraph-properties fo:text-align="start" style:justify-single-word="false"/>
      <style:text-properties fo:font-weight="bold" officeooo:rsid="0049f5e9" officeooo:paragraph-rsid="004a36aa" style:font-weight-asian="bold" style:font-weight-complex="bold"/>
    </style:style>
    <style:style style:name="P21" style:family="paragraph" style:parent-style-name="Standard" style:list-style-name="L1">
      <style:paragraph-properties fo:text-align="start" style:justify-single-word="false"/>
      <style:text-properties fo:font-weight="bold" officeooo:rsid="004a36aa" officeooo:paragraph-rsid="004a36aa" style:font-weight-asian="bold" style:font-weight-complex="bold"/>
    </style:style>
    <style:style style:name="P22" style:family="paragraph" style:parent-style-name="Standard" style:list-style-name="L1">
      <style:paragraph-properties fo:text-align="start" style:justify-single-word="false"/>
      <style:text-properties fo:font-weight="bold" officeooo:rsid="00456e5b" officeooo:paragraph-rsid="004adb99" style:font-weight-asian="bold" style:font-weight-complex="bold"/>
    </style:style>
    <style:style style:name="P23" style:family="paragraph" style:parent-style-name="Standard" style:list-style-name="L2">
      <style:paragraph-properties fo:text-align="start" style:justify-single-word="false"/>
      <style:text-properties fo:font-weight="bold" officeooo:rsid="001e324f" officeooo:paragraph-rsid="001e324f" style:font-weight-asian="bold" style:font-weight-complex="bold"/>
    </style:style>
    <style:style style:name="P24" style:family="paragraph" style:parent-style-name="Standard" style:list-style-name="L2">
      <style:paragraph-properties fo:text-align="start" style:justify-single-word="false"/>
      <style:text-properties fo:font-weight="bold" officeooo:rsid="002ae598" officeooo:paragraph-rsid="002ae598" style:font-weight-asian="bold" style:font-weight-complex="bold"/>
    </style:style>
    <style:style style:name="P25" style:family="paragraph" style:parent-style-name="Standard" style:list-style-name="L1">
      <style:paragraph-properties fo:text-align="start" style:justify-single-word="false"/>
      <style:text-properties fo:font-weight="bold" officeooo:rsid="004eb25c" officeooo:paragraph-rsid="004eb25c" style:font-weight-asian="bold" style:font-weight-complex="bold"/>
    </style:style>
    <style:style style:name="P26" style:family="paragraph" style:parent-style-name="Standard" style:list-style-name="L1">
      <style:paragraph-properties fo:text-align="start" style:justify-single-word="false"/>
      <style:text-properties fo:font-weight="normal" officeooo:rsid="00411674" officeooo:paragraph-rsid="00411674" style:font-weight-asian="normal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fo:font-weight="normal" officeooo:rsid="004185ab" officeooo:paragraph-rsid="004185ab" style:font-weight-asian="normal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fo:font-weight="normal" officeooo:rsid="0049f5e9" officeooo:paragraph-rsid="0049f5e9" style:font-weight-asian="normal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fo:font-weight="normal" officeooo:rsid="004a36aa" officeooo:paragraph-rsid="004a36aa" style:font-weight-asian="normal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fo:font-weight="normal" officeooo:rsid="004adb99" officeooo:paragraph-rsid="004adb99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bf714" style:font-weight-asian="normal" style:font-weight-complex="normal"/>
    </style:style>
    <style:style style:name="T3" style:family="text">
      <style:text-properties fo:font-weight="normal" officeooo:rsid="00389953" style:font-weight-asian="normal" style:font-weight-complex="normal"/>
    </style:style>
    <style:style style:name="T4" style:family="text">
      <style:text-properties fo:font-weight="normal" officeooo:rsid="004185ab" style:font-weight-asian="normal" style:font-weight-complex="normal"/>
    </style:style>
    <style:style style:name="T5" style:family="text">
      <style:text-properties fo:font-weight="normal" officeooo:rsid="00436a6b" style:font-weight-asian="normal" style:font-weight-complex="normal"/>
    </style:style>
    <style:style style:name="T6" style:family="text">
      <style:text-properties fo:font-weight="normal" officeooo:rsid="00411674" style:font-weight-asian="normal" style:font-weight-complex="normal"/>
    </style:style>
    <style:style style:name="T7" style:family="text">
      <style:text-properties fo:font-weight="normal" officeooo:rsid="0044fc6a" style:font-weight-asian="normal" style:font-weight-complex="normal"/>
    </style:style>
    <style:style style:name="T8" style:family="text">
      <style:text-properties fo:font-weight="normal" officeooo:rsid="0045098e" style:font-weight-asian="normal" style:font-weight-complex="normal"/>
    </style:style>
    <style:style style:name="T9" style:family="text">
      <style:text-properties fo:font-weight="normal" officeooo:rsid="0049f5e9" style:font-weight-asian="normal" style:font-weight-complex="normal"/>
    </style:style>
    <style:style style:name="T10" style:family="text">
      <style:text-properties fo:font-weight="normal" officeooo:rsid="004a36aa" style:font-weight-asian="normal" style:font-weight-complex="normal"/>
    </style:style>
    <style:style style:name="T11" style:family="text">
      <style:text-properties fo:font-weight="normal" officeooo:rsid="004adb99" style:font-weight-asian="normal" style:font-weight-complex="normal"/>
    </style:style>
    <style:style style:name="T12" style:family="text">
      <style:text-properties fo:font-weight="normal" officeooo:rsid="004f9a84" style:font-weight-asian="normal" style:font-weight-complex="normal"/>
    </style:style>
    <style:style style:name="T13" style:family="text">
      <style:text-properties fo:font-weight="bold" officeooo:rsid="001e324f" style:font-weight-asian="bold" style:font-weight-complex="bold"/>
    </style:style>
    <style:style style:name="T14" style:family="text">
      <style:text-properties fo:font-weight="bold" officeooo:rsid="001fe6b6" style:font-weight-asian="bold" style:font-weight-complex="bold"/>
    </style:style>
    <style:style style:name="T15" style:family="text">
      <style:text-properties fo:font-weight="bold" officeooo:rsid="0021dd89" style:font-weight-asian="bold" style:font-weight-complex="bold"/>
    </style:style>
    <style:style style:name="T16" style:family="text">
      <style:text-properties fo:font-weight="bold" officeooo:rsid="00222df4" style:font-weight-asian="bold" style:font-weight-complex="bold"/>
    </style:style>
    <style:style style:name="T17" style:family="text">
      <style:text-properties fo:font-weight="bold" officeooo:rsid="001a4aab" style:font-weight-asian="bold" style:font-weight-complex="bold"/>
    </style:style>
    <style:style style:name="T18" style:family="text">
      <style:text-properties fo:color="#c9211e" loext:opacity="100%" fo:font-weight="bold" officeooo:rsid="00218354" style:font-weight-asian="bold" style:font-weight-complex="bold"/>
    </style:style>
    <style:style style:name="T19" style:family="text">
      <style:text-properties officeooo:rsid="002ae598"/>
    </style:style>
    <style:style style:name="T20" style:family="text">
      <style:text-properties officeooo:rsid="004185ab"/>
    </style:style>
    <style:style style:name="T21" style:family="text">
      <style:text-properties officeooo:rsid="00355a12"/>
    </style:style>
    <style:style style:name="T22" style:family="text">
      <style:text-properties officeooo:rsid="00471018"/>
    </style:style>
    <style:style style:name="T23" style:family="text">
      <style:text-properties fo:font-size="10pt" fo:font-weight="normal" style:font-weight-asian="normal" style:font-weight-complex="normal"/>
    </style:style>
    <style:style style:name="T24" style:family="text">
      <style:text-properties style:text-position="sub 58%" fo:font-weight="normal" style:font-weight-asian="normal" style:font-weight-complex="normal"/>
    </style:style>
    <style:style style:name="T25" style:family="text">
      <style:text-properties fo:font-size="8pt" fo:font-weight="normal" style:font-weight-asian="normal" style:font-weight-complex="normal"/>
    </style:style>
    <style:style style:name="T26" style:family="text">
      <style:text-properties fo:font-size="8pt" fo:font-weight="normal" officeooo:rsid="004f9a84" style:font-weight-asian="normal" style:font-weight-complex="normal"/>
    </style:style>
    <style:style style:name="T27" style:family="text">
      <style:text-properties officeooo:rsid="0049f5e9"/>
    </style:style>
    <style:style style:name="T28" style:family="text">
      <style:text-properties officeooo:rsid="004eb25c"/>
    </style:style>
    <style:style style:name="T29" style:family="text">
      <style:text-properties officeooo:rsid="004f9a84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MEWORK – <text:span text:style-name="T20">4</text:span></text:p>
      <text:p text:style-name="P1"/>
      <text:p text:style-name="P3">DUE IN <text:span text:style-name="T29">3</text:span> WEEKS </text:p>
      <text:p text:style-name="P8"/>
      <text:list text:style-name="L1">
        <text:list-item>
          <text:p text:style-name="P10">List data structure : <text:span text:style-name="T1"><text:s/>Write the following <text:s/>python code : </text:span></text:p>
          <text:list>
            <text:list-item>
              <text:p text:style-name="P26">Construct a list of integers from 0 to 10000 (name it as “base_list”)</text:p>
            </text:list-item>
            <text:list-item>
              <text:p text:style-name="P26">Construct another list by selecting the the numbers that are divisible by 3 <text:span text:style-name="T22">in the base_list</text:span>. (name it as divisible_by_3_list)</text:p>
            </text:list-item>
            <text:list-item>
              <text:p text:style-name="P26"><text:s/>Construct another list by selecting last 5000 values of the <text:span text:style-name="T22">base_</text:span>list (use array slicing, and name it as last_5000_list)</text:p>
            </text:list-item>
            <text:list-item>
              <text:p text:style-name="P26">Merge all three lists by extending the first list.</text:p>
            </text:list-item>
            <text:list-item>
              <text:p text:style-name="P10"><text:span text:style-name="T1">Shuffle the list </text:span><text:span text:style-name="T4">using random.shuffle</text:span></text:p>
            </text:list-item>
            <text:list-item>
              <text:p text:style-name="P11"><text:span text:style-name="T1">Find the index of the value “3000” , <text:s/></text:span><text:span text:style-name="T5">measure this operation’s duration in milliseconds.</text:span></text:p>
            </text:list-item>
            <text:list-item>
              <text:p text:style-name="P27">Sort the list using the sort method of list.</text:p>
            </text:list-item>
            <text:list-item>
              <text:p text:style-name="P12"><text:span text:style-name="T1">Find the index of the value “3000” <text:s/></text:span><text:span text:style-name="T5">using binary search algorithm, and measure this operation’s duration in milliseconds.</text:span></text:p>
              <text:list>
                <text:list-header>
                  <text:p text:style-name="P13"><text:span text:style-name="T2"/></text:p>
                </text:list-header>
              </text:list>
            </text:list-item>
          </text:list>
        </text:list-item>
        <text:list-item>
          <text:p text:style-name="P15"><text:span text:style-name="T21">D</text:span>ictionary data structure : <text:span text:style-name="T6">Write the following <text:s/>python code :</text:span></text:p>
          <text:list>
            <text:list-item>
              <text:p text:style-name="P16"><text:span text:style-name="T6">C</text:span><text:span text:style-name="T1">onstruct a dictionary that has the keys 0 to 1000 integers, and values </text:span><text:span text:style-name="T7">that are random 5 length string values.</text:span></text:p>
            </text:list-item>
            <text:list-item>
              <text:p text:style-name="P17"><text:span text:style-name="T1">Sort the </text:span>values<text:span text:style-name="T1"> of the dictionary without losing it’s matching key. For example {“0”:”bcdef”,”1”:”abcde”} should become {“1”:”abcde”,”0”:”bcdef”}</text:span></text:p>
            </text:list-item>
          </text:list>
          <text:p text:style-name="P14"><text:span text:style-name="T2"/></text:p>
        </text:list-item>
        <text:list-item>
          <text:p text:style-name="P18"><text:span text:style-name="T27">Recursion:</text:span><text:span text:style-name="T9"> </text:span><text:span text:style-name="T3">F</text:span><text:span text:style-name="T1">or the number sequence a</text:span><text:span text:style-name="T25">n+</text:span><text:span text:style-name="T26">2</text:span><text:span text:style-name="T23"> </text:span><text:span text:style-name="T1">= <text:s/></text:span><text:span text:style-name="T12">3</text:span><text:span text:style-name="T1"> a</text:span><text:span text:style-name="T24">n-1</text:span><text:span text:style-name="T1"> + </text:span><text:span text:style-name="T12">2</text:span><text:span text:style-name="T1"> a</text:span><text:span text:style-name="T25">n-2</text:span></text:p>
          <text:list>
            <text:list-item>
              <text:p text:style-name="P18"><text:span text:style-name="T3">F</text:span><text:span text:style-name="T1">ind a mathematical formula that </text:span><text:span text:style-name="T9">calculates n-th value of this sequence </text:span><text:span text:style-name="T12">( Use binet’s formula for fibonacci series)</text:span></text:p>
            </text:list-item>
            <text:list-item>
              <text:p text:style-name="P28">Write a recursive algorithm that calculates n-th value <text:span text:style-name="T28">and convert the algorithm into a linear for-loop algorithm.</text:span></text:p>
              <text:p text:style-name="P19"><text:span text:style-name="T1"/></text:p>
            </text:list-item>
          </text:list>
        </text:list-item>
        <text:list-item>
          <text:p text:style-name="P17"><text:span text:style-name="T27">Stack/Queue :</text:span><text:span text:style-name="T9"> </text:span><text:span text:style-name="T3">W</text:span><text:span text:style-name="T1">hat is the main difference between a stack and a queue </text:span><text:span text:style-name="T8">in terms of data insertion and deletion. <text:s/></text:span></text:p>
        </text:list-item>
      </text:list>
      <text:p text:style-name="P4"><text:span text:style-name="T3"/></text:p>
      <text:list text:continue-numbering="true" text:style-name="L1">
        <text:list-item>
          <text:p text:style-name="P20">Tree data structure :<text:span text:style-name="T1"> </text:span><text:span text:style-name="T10">Write the following implementation :</text:span></text:p>
          <text:list>
            <text:list-item>
              <text:p text:style-name="P20"><text:span text:style-name="T10">Construct a random list of integers from 0 to 100 (length of the list is 100)</text:span><text:span text:style-name="T1"> </text:span></text:p>
            </text:list-item>
            <text:list-item>
              <text:p text:style-name="P29">Insert the list members into a binary tree .</text:p>
            </text:list-item>
            <text:list-item>
              <text:p text:style-name="P29">Give the list of number in the leaves of the binary tree.</text:p>
            </text:list-item>
            <text:list-item>
              <text:p text:style-name="P29">What is the depth of the tree ?</text:p>
              <text:p text:style-name="P21"><text:span text:style-name="T1"/></text:p>
            </text:list-item>
          </text:list>
        </text:list-item>
        <text:list-item>
          <text:p text:style-name="P22">Sorting : <text:span text:style-name="T11">For a shuffled list of numbers from 0 to 100 : </text:span></text:p>
          <text:list>
            <text:list-item>
              <text:p text:style-name="P30">Write an algorithm on your own, to sort the list. </text:p>
            </text:list-item>
            <text:list-item>
              <text:p text:style-name="P30">Calculate the complexity of your algorithm.</text:p>
            </text:list-item>
            <text:list-item>
              <text:p text:style-name="P25"><text:span text:style-name="T1">Write another algorithm that sorts first 50, then sorts second 50 and merges them by in order. (this question is a small example for merge sort algorithm)</text:span></text:p>
              <text:list>
                <text:list-header>
                  <text:p text:style-name="P25"><text:span text:style-name="T1"/></text:p>
                </text:list-header>
              </text:list>
            </text:list-item>
          </text:list>
        </text:list-item>
      </text:list>
      <text:p text:style-name="P9"><text:s text:c="4"/></text:p>
      <text:p text:style-name="P5"><text:span text:style-name="T13">You will upload </text:span><text:span text:style-name="T15">a zip </text:span><text:span text:style-name="T16">or tar </text:span><text:span text:style-name="T15">file containing </text:span><text:span text:style-name="T13">the following artifacts <text:s/>:</text:span></text:p>
      <text:list text:style-name="L2">
        <text:list-item>
          <text:p text:style-name="P23"><text:span text:style-name="T19">One PDF file that contains demonstration asked in the first question</text:span>.</text:p>
        </text:list-item>
        <text:list-item>
          <text:p text:style-name="P24">One python file containing the operations asked in the second question.<text:span text:style-name="T17"/></text:p>
        </text:list-item>
      </text:list>
      <text:p text:style-name="P7"><text:span text:style-name="T18"/></text:p>
      <text:p text:style-name="P2"><text:s/></text:p>
      <text:p text:style-name="P6"><text:soft-page-break/><text:span text:style-name="T1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8.2701in" fo:page-height="11.6902in" style:num-format="1" style:print-orientation="portrait" fo:margin-top="0.1in" fo:margin-bottom="0.7874in" fo:margin-left="0.3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2in" fo:margin-left="0in" fo:margin-right="0in" fo:margin-bottom="0.2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Resim 6" text:anchor-type="char" svg:x="0in" svg:y="-0.0008in" svg:width="1.7709in" svg:height="0.9583in" draw:z-index="1"><draw:image xlink:href="Pictures/1000000000000111000000AF3C0B1AC0.jpg" xlink:type="simple" xlink:show="embed" xlink:actuate="onLoad" draw:mime-type="image/jpeg"/><svg:desc>logo, grafik, grafik tasarım, tasarım içeren bir resim

Açıklama otomatik olarak oluşturuldu</svg:desc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7T22:27:21.216090052</meta:creation-date>
    <dc:date>2026-05-03T11:43:55.787318018</dc:date>
    <meta:editing-duration>PT3H23M49S</meta:editing-duration>
    <meta:editing-cycles>30</meta:editing-cycles>
    <meta:generator>LibreOffice/24.2.7.2$Linux_X86_64 LibreOffice_project/420$Build-2</meta:generator>
    <meta:document-statistic meta:table-count="0" meta:image-count="1" meta:object-count="0" meta:page-count="2" meta:paragraph-count="32" meta:word-count="409" meta:character-count="2300" meta:non-whitespace-character-count="1927"/>
  </office:meta>
</office:document-meta>
</file>